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77283333333333cm"/>
    </style:style>
    <style:style style:name="co2" style:family="table-column">
      <style:table-column-properties fo:break-before="auto" style:column-width="1.43933333333333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1.41816666666667cm"/>
    </style:style>
    <style:style style:name="co6" style:family="table-column">
      <style:table-column-properties fo:break-before="auto" style:column-width="8.97466666666667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10.5198333333333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7.76816666666667cm"/>
    </style:style>
    <style:style style:name="co11" style:family="table-column">
      <style:table-column-properties fo:break-before="auto" style:column-width="6.75216666666667cm"/>
    </style:style>
    <style:style style:name="co12" style:family="table-column">
      <style:table-column-properties fo:break-before="auto" style:column-width="1.56633333333333cm"/>
    </style:style>
    <style:style style:name="co1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/>
          <table:table-cell table:style-name="ce1"/>
          <table:table-cell office:value-type="string" table:style-name="ce1">
            <text:p>Rankings geben grob Einschätzung der Kohärenz (hoch = 0, gering = 4) wieder, jedoch nicht aussagekräftig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pic</text:p>
          </table:table-cell>
          <table:table-cell office:value-type="string" table:style-name="ce2">
            <text:p>K = 45</text:p>
          </table:table-cell>
          <table:table-cell office:value-type="string" table:style-name="ce3">
            <text:p>Ranking</text:p>
          </table:table-cell>
          <table:table-cell office:value-type="string" table:style-name="ce2">
            <text:p>K = 47</text:p>
          </table:table-cell>
          <table:table-cell office:value-type="string" table:style-name="ce3">
            <text:p>Ranking</text:p>
          </table:table-cell>
          <table:table-cell office:value-type="string" table:style-name="ce2">
            <text:p>K = 50</text:p>
          </table:table-cell>
          <table:table-cell office:value-type="string" table:style-name="ce3">
            <text:p>Ranking</text:p>
          </table:table-cell>
          <table:table-cell office:value-type="string" table:style-name="ce2">
            <text:p>K = 51</text:p>
          </table:table-cell>
          <table:table-cell office:value-type="string" table:style-name="ce4">
            <text:p>Ranking</text:p>
          </table:table-cell>
          <table:table-cell office:value-type="string" table:style-name="ce5">
            <text:p>K = 55</text:p>
          </table:table-cell>
          <table:table-cell office:value-type="string" table:style-name="ce6">
            <text:p>Ranking</text:p>
          </table:table-cell>
          <table:table-cell office:value-type="string" table:style-name="ce5">
            <text:p>K = 60</text:p>
          </table:table-cell>
          <table:table-cell office:value-type="string" table:style-name="ce6">
            <text:p>Ranking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7">
            <text:p>1</text:p>
          </table:table-cell>
          <table:table-cell office:value-type="string" table:style-name="ce1">
            <text:p>Demokratie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EU, NRW, Richtliene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Steuerhinterziehung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) Arbeitsmarktpolitik [Arbeitsverhältnisse, Gewerkschaften]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2" table:style-name="ce7">
            <text:p>2</text:p>
          </table:table-cell>
          <table:table-cell office:value-type="string" table:style-name="ce1">
            <text:p>Altersvorsorge und Selbstständigkeit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Bundeswehr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Wohnen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2) Außenpolitik [Welthandel, Entwicklungsländer, Abkommen]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3" table:style-name="ce7">
            <text:p>3</text:p>
          </table:table-cell>
          <table:table-cell office:value-type="string" table:style-name="ce1">
            <text:p>liberaler Markt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Jugendpoliti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Steuer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) Wohnen und Stadtentwicklung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4" table:style-name="ce7">
            <text:p>4</text:p>
          </table:table-cell>
          <table:table-cell office:value-type="string" table:style-name="ce1">
            <text:p>Drogenpolitik / Familie / Diskriminierung</text:p>
          </table:table-cell>
          <table:table-cell office:value-type="float" office:value="4" table:style-name="ce7">
            <text:p>4</text:p>
          </table:table-cell>
          <table:table-cell office:value-type="string" table:style-name="ce1">
            <text:p>Kulturpolitik und Geschichte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Sozialpolitik [Rente, Grundsicherung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4) Bankenkrise und -aufsicht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5" table:style-name="ce7">
            <text:p>5</text:p>
          </table:table-cell>
          <table:table-cell office:value-type="string" table:style-name="ce1">
            <text:p>Friedens- und Rüstungs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Sozialpolitik [Grundsicherung]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Arbeitsplätze, Innovation,Mittelstand, Ostdeutschland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5) Selbstständigkeit fördern [Innovation, Handwerk, Arbeitsplätze]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7">
            <text:p>6</text:p>
          </table:table-cell>
          <table:table-cell office:value-type="string" table:style-name="ce1">
            <text:p>Finanzmarkt / Finanzkrise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Sozialpolitik [Altersvorsorge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Engagement, Sport, Kirche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6) Außenpolitik [Menschenrechte, Armut, Globalisierung]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7" table:style-name="ce7">
            <text:p>7</text:p>
          </table:table-cell>
          <table:table-cell office:value-type="string" table:style-name="ce1">
            <text:p>Wohnen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Verkehrspoliti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Energiewende [Arbeitsplätze]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7) Umweltpolitik [Klima, Energiewende]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8" table:style-name="ce7">
            <text:p>8</text:p>
          </table:table-cell>
          <table:table-cell office:value-type="string" table:style-name="ce1">
            <text:p><text:s/>Klimaschutz [Energiewende]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Bankenaufsicht und -krise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Bundeswehr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8) gesellschaftlicher Wandel [Freiheit, Wohlstand, Sicherheit]</text:p>
          </table:table-cell>
          <table:table-cell office:value-type="float" office:value="2" table:style-name="ce7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9" table:style-name="ce7">
            <text:p>9</text:p>
          </table:table-cell>
          <table:table-cell office:value-type="string" table:style-name="ce1">
            <text:p>Kultur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Menschenrechts- und Friedenspoliti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Inklusion, Jugend, Pflege</text:p>
          </table:table-cell>
          <table:table-cell office:value-type="float" office:value="3" table:style-name="ce7">
            <text:p>3</text:p>
          </table:table-cell>
          <table:table-cell office:value-type="string" table:style-name="ce1">
            <text:p>9) Familienpolitik [Unterstützung]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" table:style-name="ce7">
            <text:p>10</text:p>
          </table:table-cell>
          <table:table-cell office:value-type="string" table:style-name="ce1">
            <text:p>Sozialpolitik [Rentenversicherung/Altersarmut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Friedenspolitik [Abrüstung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Gesundheitssystem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0) Außenpolitik [Frieden, Sicherheit, Konflikte]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1" table:style-name="ce7">
            <text:p>11</text:p>
          </table:table-cell>
          <table:table-cell office:value-type="string" table:style-name="ce1">
            <text:p>Bundeswehr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Wohnen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Europapolitik [Türkei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1) gesellschaftliches Engagement fördern [Sport, Kirche]</text:p>
          </table:table-cell>
          <table:table-cell office:value-type="float" office:value="3" table:style-name="ce7">
            <text:p>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2" table:style-name="ce7">
            <text:p>12</text:p>
          </table:table-cell>
          <table:table-cell office:value-type="string" table:style-name="ce1">
            <text:p>zukunftsorientierte Ideale &amp; gesellschaftlicher Fortschritt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Unternehmertum, Innovation und Digitalisierung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Wissenschaft und Fortschritt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2) Inklusion [Pflege, Arbeitsmarkt]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3" table:style-name="ce7">
            <text:p>13</text:p>
          </table:table-cell>
          <table:table-cell office:value-type="string" table:style-name="ce1">
            <text:p>Umwelt- und Natur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liberale Marktwirtschaft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Grundrechte und Verfassungs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3) <text:s/>selbstständige Altersvorsorge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4" table:style-name="ce7">
            <text:p>14</text:p>
          </table:table-cell>
          <table:table-cell office:value-type="string" table:style-name="ce1">
            <text:p>Steuer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<text:s/>Justiz, Polizei und Kriminalität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Arbeitsmarktpolitik [Arbeitslosigkeit]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14) Sozialpolitik [Rentenversicherung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7">
            <text:p>15</text:p>
          </table:table-cell>
          <table:table-cell office:value-type="string" table:style-name="ce1">
            <text:p>Verkehrs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Finanz- und Kommunalpolitik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Polizei, Kriminalität und Terrorismus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5) Umweltpolitik [Klimaschutz, CO2, Atomenergie]</text:p>
          </table:table-cell>
          <table:table-cell office:value-type="float" office:value="2" table:style-name="ce7">
            <text:p>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7">
            <text:p>16</text:p>
          </table:table-cell>
          <table:table-cell office:value-type="string" table:style-name="ce1">
            <text:p>Asylpolitik und Immigration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Pflege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Friedens- und Sicherheits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6) Innere Sicherheit [Polizei, Rechtsstaat, Terrorismus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7">
            <text:p>17</text:p>
          </table:table-cell>
          <table:table-cell office:value-type="string" table:style-name="ce1">
            <text:p>Menschenrechts- und Frauenschutz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Asylpolitik und Immigration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Agrarpolitik und Verbraucherschutz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17) Koalition, Erneuerung, Herausforderung</text:p>
          </table:table-cell>
          <table:table-cell office:value-type="float" office:value="1" table:style-name="ce7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7">
            <text:p>18</text:p>
          </table:table-cell>
          <table:table-cell office:value-type="string" table:style-name="ce1">
            <text:p>Friendens- und Menschenrechtspolitik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Inklusion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Arbeitsmarktpolitik [Mindestlohn, Arbeitsverhältnisse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18) Jugendpoitik und -förderung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9" table:style-name="ce7">
            <text:p>19</text:p>
          </table:table-cell>
          <table:table-cell office:value-type="string" table:style-name="ce1">
            <text:p>Handelspolitik [EU, Türkei, China, USA]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Demokratie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Demokratie und Grundrechte, Kirche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19) Asyl- und Geflüchtetenpolitik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office:value-type="string" table:style-name="ce1">
            <text:p>Kriminalität, Opferschutz, AIDS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Arbeitsmarktpoliti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globale Krisen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20) Bundeswehr, Abrüstung, Rüstungsexporte</text:p>
          </table:table-cell>
          <table:table-cell office:value-type="float" office:value="1" table:style-name="ce7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1" table:style-name="ce7">
            <text:p>21</text:p>
          </table:table-cell>
          <table:table-cell office:value-type="string" table:style-name="ce1">
            <text:p>Finanzpolitik [Kommunen, Investiotionen]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Koalition und Zukunft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Gleichstellung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21) Innere Sicherheit [Kriminalitätsbekämpfung, Strafrecht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2" table:style-name="ce7">
            <text:p>22</text:p>
          </table:table-cell>
          <table:table-cell office:value-type="string" table:style-name="ce1">
            <text:p>Europapolitik [Währungsunion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Steuerpoliti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Opferschutz, geschichtliche Aufarbeitung</text:p>
          </table:table-cell>
          <table:table-cell office:value-type="float" office:value="3" table:style-name="ce7">
            <text:p>3</text:p>
          </table:table-cell>
          <table:table-cell office:value-type="string" table:style-name="ce1">
            <text:p>22) Europapolitik [Türkei, Zusammenarbeit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3" table:style-name="ce7">
            <text:p>23</text:p>
          </table:table-cell>
          <table:table-cell office:value-type="string" table:style-name="ce1">
            <text:p>Arbeit, Innovation und Wirtschaftswachstum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Europapolitik [Türkei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Digitalisierung und Daten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23) Umweltpolitik [Naturschutz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4" table:style-name="ce7">
            <text:p>24</text:p>
          </table:table-cell>
          <table:table-cell office:value-type="string" table:style-name="ce1">
            <text:p>Arbeitsmarktpolitik [sozial]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Digitalisierung und Datenschutz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Europapolitik [Währungsunion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24) Datenschutz und Digitalisierung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" table:style-name="ce7">
            <text:p>25</text:p>
          </table:table-cell>
          <table:table-cell office:value-type="string" table:style-name="ce1">
            <text:p>Gesundheitssystem [Krankenversicherung, Pflege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Selbstbestimmung [Abtreibung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liberale Werte, Umweltschutz</text:p>
          </table:table-cell>
          <table:table-cell office:value-type="float" office:value="3" table:style-name="ce7">
            <text:p>3</text:p>
          </table:table-cell>
          <table:table-cell office:value-type="string" table:style-name="ce1">
            <text:p>25) Demokratie [Transparenz, Wahlen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6" table:style-name="ce7">
            <text:p>26</text:p>
          </table:table-cell>
          <table:table-cell office:value-type="string" table:style-name="ce1">
            <text:p><text:s/>Pandemie- und Krisenpolitik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Klimaschutz [Energiewende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Menschenrechte und Krisenprävention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26) Verbraucherschutz [Lebensmittel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7" table:style-name="ce7">
            <text:p>27</text:p>
          </table:table-cell>
          <table:table-cell office:value-type="string" table:style-name="ce1">
            <text:p>Erinnerungskultur und geschichtliche Aufarbeitung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<text:s/>Welthandel [Entwicklungspolitik, Globalisierung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Hochschule, Wissenschafts- und Ausbildungsförderung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27) Wissenschaftsförderung [Innovation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string" table:style-name="ce1">
            <text:p>Tier- und Natur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Diskriminierung [Gewalt, Schutz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Familien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28) Gesundheitspolitik und -system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9" table:style-name="ce7">
            <text:p>29</text:p>
          </table:table-cell>
          <table:table-cell office:value-type="string" table:style-name="ce1">
            <text:p>Ostdeutschland und Aufbau<text:s/>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gesellschaftlicher Wandel [Wohlstand, Sicherheit, Freiheit]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Regierung, Koalition, Zukunft, Verantwortung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29) Erinnerungskultur [DDR, NS-Zeit, Sinti &amp; Roma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0" table:style-name="ce7">
            <text:p>30</text:p>
          </table:table-cell>
          <table:table-cell office:value-type="string" table:style-name="ce1">
            <text:p>Wissenschaft und Universitäten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Gleichstellung [Arbeitsmarkt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Bankenaufsicht und Verbraucherschutz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30) Arbeitsmarkt-/Sozialpolitik [Arbeitslosigkeit, Grundsicherung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1" table:style-name="ce7">
            <text:p>31</text:p>
          </table:table-cell>
          <table:table-cell office:value-type="string" table:style-name="ce1">
            <text:p>Inklusion [Pflege/Barrierefreiheit]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Ostpolitik und Aufbau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Klimaschutz [Energiewende, Atomausstieg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1) Wettbewerb, Privatisierung, Reform</text:p>
          </table:table-cell>
          <table:table-cell office:value-type="float" office:value="3" table:style-name="ce7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2" table:style-name="ce7">
            <text:p>32</text:p>
          </table:table-cell>
          <table:table-cell office:value-type="string" table:style-name="ce1">
            <text:p>Bildungssystem [Schule, Ausbildung, Kita]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Ausbildung und Ausbildungsförderung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Arbeitsmarktpolitik [Gewerkschaften und Tarifautonomie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2) Ostpolitik und Förderung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3" table:style-name="ce7">
            <text:p>33</text:p>
          </table:table-cell>
          <table:table-cell office:value-type="string" table:style-name="ce1">
            <text:p>Entwicklungspolitik [Armut, Globalisierung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Sport, Forschung, Innovation<text:s/>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Abrüstung und Waffenexporte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3) Finanzpolitik [Investitionen, Schuldenpolitik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4" table:style-name="ce7">
            <text:p>34</text:p>
          </table:table-cell>
          <table:table-cell office:value-type="string" table:style-name="ce1">
            <text:p>Technologien für den Umwelt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Wirtschaftswachstum, Arbeit und Umwelt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Kommunal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4) Finanzpolitik [Steuern, Entlastung, Erhöhung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office:value-type="string" table:style-name="ce1">
            <text:p>Sport und Diskriminierung</text:p>
          </table:table-cell>
          <table:table-cell office:value-type="float" office:value="3" table:style-name="ce7">
            <text:p>3</text:p>
          </table:table-cell>
          <table:table-cell office:value-type="string" table:style-name="ce1">
            <text:p>Naturschutz [Landwirtschaft, Umwelt, Tiere]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Ausbildungsförderung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35) Bildungspolitik [betriebliche Ausbildungsförderung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6" table:style-name="ce7">
            <text:p>36</text:p>
          </table:table-cell>
          <table:table-cell office:value-type="string" table:style-name="ce1">
            <text:p>Atompolitik, Atomausstieg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Europapolitik [Währungsunion, Wirtschfaft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Medien, Rundfunk und Meinungsfreiheit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6) Bildungspolitik [Schulsystem, Kita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7" table:style-name="ce7">
            <text:p>37</text:p>
          </table:table-cell>
          <table:table-cell office:value-type="string" table:style-name="ce1">
            <text:p>Polizei und Rechtsstaat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Freiheit, Demokratie, Grundgesetz, Kirch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Natur- und Umwelt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7) Gendergerechtigkeit und Selbstbestimmung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8" table:style-name="ce7">
            <text:p>38</text:p>
          </table:table-cell>
          <table:table-cell office:value-type="string" table:style-name="ce1">
            <text:p>Religion und Grundrecht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Atommüll und Atomausstieg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Verkehrs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8) Außenpolitik [Entwicklungszusammenarbeit, Hilfe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9" table:style-name="ce7">
            <text:p>39</text:p>
          </table:table-cell>
          <table:table-cell office:value-type="string" table:style-name="ce1">
            <text:p>Familien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Drogenpolitik, Gesundheitswesen, AIDS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Asylpolitik und Immigration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39) Zukunfttechnologien [Wettbewerb, Umwelt]</text:p>
          </table:table-cell>
          <table:table-cell office:value-type="float" office:value="3" table:style-name="ce7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office:value-type="string" table:style-name="ce1">
            <text:p>Verbraucher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kommunale Selbstverwaltung, Datenschutz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Entwicklungspolitik [Welthandel, Armutsbekämpfung]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40) Umweltpolitik [Umwelt- und Naturschutz]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1" table:style-name="ce7">
            <text:p>41</text:p>
          </table:table-cell>
          <table:table-cell office:value-type="string" table:style-name="ce1">
            <text:p>Agrar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Familienpoliti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Rechtsextremismus, Diskriminierung, Bildung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41) Diskriminierung und Gleichberechtigung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2" table:style-name="ce7">
            <text:p>42</text:p>
          </table:table-cell>
          <table:table-cell office:value-type="string" table:style-name="ce1">
            <text:p>Digitalisierung, Datenschutz und Rundfun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Verbraucherschutz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Freiheit, Wohlsatnd, Liberlismus, Innovation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42) Verkehrspolitik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3" table:style-name="ce7">
            <text:p>43</text:p>
          </table:table-cell>
          <table:table-cell office:value-type="string" table:style-name="ce1">
            <text:p>Unternehmertum und Investitionen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Gesundheitssystem und -politi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Kultur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43) Grundrechte [Freiheit, Religion, Toleranz, Schutz]</text:p>
          </table:table-cell>
          <table:table-cell office:value-type="float" office:value="3" table:style-name="ce7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4" table:style-name="ce7">
            <text:p>44</text:p>
          </table:table-cell>
          <table:table-cell office:value-type="string" table:style-name="ce1">
            <text:p>Jugendpolitik und -förderung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Medien und Rundfunk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Drogenpolitik und -prävention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44) Wissenschaft und Ausbildungsförderung</text:p>
          </table:table-cell>
          <table:table-cell office:value-type="float" office:value="1" table:style-name="ce7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5" table:style-name="ce7">
            <text:p>45</text:p>
          </table:table-cell>
          <table:table-cell office:value-type="string" table:style-name="ce1">
            <text:p>Gleichstellung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Tierschutz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Selbstverwaltung und Förderalismus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45) Kulturpolitik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6" table:style-name="ce7">
            <text:p>46</text:p>
          </table:table-cell>
          <table:table-cell office:value-type="string" table:style-name="ce1">
            <text:p>-</text:p>
          </table:table-cell>
          <table:table-cell office:value-type="float" office:value="0.51111111111111107" table:formula="of:=AVERAGE([.D4:.D48])" table:style-name="ce7">
            <text:p>0,511111111</text:p>
          </table:table-cell>
          <table:table-cell office:value-type="string" table:style-name="ce1">
            <text:p>Bildungssystem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Tier- und Verbraucherschutz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46) Rechtsextremismus bekämpfen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7" table:style-name="ce7">
            <text:p>47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Entwicklungspolitik [Armut, Hilfe]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Umweltschutz [Ressourcensparen, Abfallentsorgung]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47) Agrarpolitik und Tierschutz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8" table:style-name="ce7">
            <text:p>48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0.51063829787234039" table:formula="of:=AVERAGE([.F4:.F50])" table:style-name="ce7">
            <text:p>0,510638298</text:p>
          </table:table-cell>
          <table:table-cell office:value-type="string" table:style-name="ce8">
            <text:p>Bildungspolitik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48) Medien und Rundfunk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9" table:style-name="ce7">
            <text:p>49</text:p>
          </table:table-cell>
          <table:table-cell office:value-type="string" table:style-name="ce1">
            <text:p>-</text:p>
          </table:table-cell>
          <table:table-cell table:number-columns-repeated="3" table:style-name="ce1"/>
          <table:table-cell office:value-type="string" table:style-name="ce8">
            <text:p>Jugendhilfe, -bildung und -förderung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49) Gleichstellungspolitik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table:style-name="ce7">
            <text:p>50</text:p>
          </table:table-cell>
          <table:table-cell office:value-type="string" table:style-name="ce1">
            <text:p>-</text:p>
          </table:table-cell>
          <table:table-cell table:number-columns-repeated="3" table:style-name="ce1"/>
          <table:table-cell office:value-type="string" table:style-name="ce8">
            <text:p>Diskriminierung</text:p>
          </table:table-cell>
          <table:table-cell office:value-type="float" office:value="0" table:style-name="ce7">
            <text:p>0</text:p>
          </table:table-cell>
          <table:table-cell office:value-type="string" table:style-name="ce1">
            <text:p>50) Kommunalpolitik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1" table:style-name="ce7">
            <text:p>51</text:p>
          </table:table-cell>
          <table:table-cell office:value-type="string" table:style-name="ce1">
            <text:p>-</text:p>
          </table:table-cell>
          <table:table-cell table:number-columns-repeated="4" table:style-name="ce1"/>
          <table:table-cell office:value-type="float" office:value="0.57999999999999996" table:formula="of:=AVERAGE([.H4:.H53])" table:style-name="ce1">
            <text:p>0,58</text:p>
          </table:table-cell>
          <table:table-cell office:value-type="string" table:style-name="ce1">
            <text:p>51) Drogenpolitik und -prävention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0.41176470588235292" table:formula="of:=AVERAGE([.J4:.J54])" table:style-name="ce7">
            <text:p>0,411764706</text:p>
          </table:table-cell>
          <table:table-cell table:number-columns-repeated="16374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Amelie Biwole</meta:initial-creator>
    <dc:creator>Amelie Biwole</dc:creator>
    <meta:creation-date>2024-03-06T15:31:00Z</meta:creation-date>
    <dc:date>2024-03-07T15:15:19Z</dc:date>
    <meta:editing-duration>PT0S</meta:editing-duration>
  </office:meta>
</office:document-meta>
</file>